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2a4" officeooo:paragraph-rsid="10bf2f04"/>
    </style:style>
    <style:style style:name="P2" style:family="paragraph" style:parent-style-name="Standard">
      <style:text-properties officeooo:rsid="000e92a4" officeooo:paragraph-rsid="0e66fb2e"/>
    </style:style>
    <style:style style:name="P3" style:family="paragraph" style:parent-style-name="Standard">
      <style:text-properties officeooo:rsid="000e92a4" officeooo:paragraph-rsid="10c1d99d"/>
    </style:style>
    <style:style style:name="P4" style:family="paragraph" style:parent-style-name="Standard">
      <style:text-properties officeooo:rsid="000e92a4" officeooo:paragraph-rsid="122656b8"/>
    </style:style>
    <style:style style:name="P5" style:family="paragraph" style:parent-style-name="Standard">
      <style:text-properties officeooo:rsid="000e92a4" officeooo:paragraph-rsid="136ab318"/>
    </style:style>
    <style:style style:name="P6" style:family="paragraph" style:parent-style-name="Standard">
      <style:text-properties fo:font-weight="bold" officeooo:rsid="000dee6c" officeooo:paragraph-rsid="000dee6c" style:font-weight-asian="bold" style:font-weight-complex="bold"/>
    </style:style>
    <style:style style:name="P7" style:family="paragraph" style:parent-style-name="Standard">
      <style:text-properties fo:font-weight="bold" officeooo:rsid="03a4af8d" officeooo:paragraph-rsid="03a4af8d" style:font-weight-asian="bold" style:font-weight-complex="bold"/>
    </style:style>
    <style:style style:name="P8" style:family="paragraph" style:parent-style-name="Standard">
      <style:text-properties fo:font-weight="bold" officeooo:rsid="05b3cedb" officeooo:paragraph-rsid="05b3cedb" style:font-weight-asian="bold" style:font-weight-complex="bold"/>
    </style:style>
    <style:style style:name="P9" style:family="paragraph" style:parent-style-name="Standard">
      <style:text-properties fo:font-weight="bold" officeooo:rsid="0eb47608" officeooo:paragraph-rsid="11085755" style:font-weight-asian="bold" style:font-weight-complex="bold"/>
    </style:style>
    <style:style style:name="P10" style:family="paragraph" style:parent-style-name="Standard">
      <style:text-properties fo:font-weight="bold" officeooo:rsid="10bf2f04" officeooo:paragraph-rsid="10bf2f04" style:font-weight-asian="bold" style:font-weight-complex="bold"/>
    </style:style>
    <style:style style:name="P11" style:family="paragraph" style:parent-style-name="Standard">
      <style:text-properties fo:font-weight="bold" officeooo:rsid="11c758e7" officeooo:paragraph-rsid="11c758e7" style:font-weight-asian="bold" style:font-weight-complex="bold"/>
    </style:style>
    <style:style style:name="P12" style:family="paragraph" style:parent-style-name="Standard">
      <style:text-properties fo:font-weight="bold" officeooo:rsid="124e68a6" officeooo:paragraph-rsid="124e68a6" style:font-weight-asian="bold" style:font-weight-complex="bold"/>
    </style:style>
    <style:style style:name="P13" style:family="paragraph" style:parent-style-name="Standard">
      <style:text-properties fo:font-weight="bold" officeooo:rsid="12ce2abc" officeooo:paragraph-rsid="12ce2abc" style:font-weight-asian="bold" style:font-weight-complex="bold"/>
    </style:style>
    <style:style style:name="P14" style:family="paragraph" style:parent-style-name="Standard">
      <style:text-properties fo:font-weight="bold" officeooo:rsid="0420a7b4" officeooo:paragraph-rsid="136ab318" style:font-weight-asian="bold" style:font-weight-complex="bold"/>
    </style:style>
    <style:style style:name="P15" style:family="paragraph" style:parent-style-name="Standard">
      <style:text-properties fo:font-weight="bold" officeooo:rsid="13836938" officeooo:paragraph-rsid="13904b50" style:font-weight-asian="bold" style:font-weight-complex="bold"/>
    </style:style>
    <style:style style:name="P16" style:family="paragraph" style:parent-style-name="Standard">
      <style:text-properties fo:font-weight="normal" officeooo:rsid="004909a9" officeooo:paragraph-rsid="111db154" style:font-weight-asian="normal" style:font-weight-complex="normal"/>
    </style:style>
    <style:style style:name="P17" style:family="paragraph" style:parent-style-name="Standard">
      <style:text-properties fo:font-weight="normal" officeooo:rsid="03a4af8d" officeooo:paragraph-rsid="03a4af8d" style:font-weight-asian="normal" style:font-weight-complex="normal"/>
    </style:style>
    <style:style style:name="P18" style:family="paragraph" style:parent-style-name="Standard">
      <style:text-properties fo:font-weight="normal" officeooo:rsid="03b3e00c" officeooo:paragraph-rsid="065f1ab7" style:font-weight-asian="normal" style:font-weight-complex="normal"/>
    </style:style>
    <style:style style:name="P19" style:family="paragraph" style:parent-style-name="Standard">
      <style:text-properties fo:font-weight="normal" officeooo:rsid="000e92a4" officeooo:paragraph-rsid="10f575ea" style:font-weight-asian="normal" style:font-weight-complex="normal"/>
    </style:style>
    <style:style style:name="P20" style:family="paragraph" style:parent-style-name="Standard">
      <style:text-properties fo:font-weight="normal" officeooo:rsid="000e92a4" officeooo:paragraph-rsid="136ab318" style:font-weight-asian="normal" style:font-weight-complex="normal"/>
    </style:style>
    <style:style style:name="P21" style:family="paragraph" style:parent-style-name="Standard">
      <style:text-properties fo:font-weight="normal" officeooo:rsid="0fef7e94" officeooo:paragraph-rsid="11085755" style:font-weight-asian="normal" style:font-weight-complex="normal"/>
    </style:style>
    <style:style style:name="P22" style:family="paragraph" style:parent-style-name="Standard">
      <style:text-properties fo:font-weight="normal" officeooo:rsid="0cd5cfb4" officeooo:paragraph-rsid="10c54f58" style:font-weight-asian="normal" style:font-weight-complex="normal"/>
    </style:style>
    <style:style style:name="P23" style:family="paragraph" style:parent-style-name="Standard">
      <style:text-properties fo:font-weight="normal" officeooo:rsid="0abcbed7" officeooo:paragraph-rsid="10f575ea" style:font-weight-asian="normal" style:font-weight-complex="normal"/>
    </style:style>
    <style:style style:name="P24" style:family="paragraph" style:parent-style-name="Standard">
      <style:text-properties fo:font-weight="normal" officeooo:rsid="0b7b8ba0" officeooo:paragraph-rsid="1119f992" style:font-weight-asian="normal" style:font-weight-complex="normal"/>
    </style:style>
    <style:style style:name="P25" style:family="paragraph" style:parent-style-name="Standard">
      <style:text-properties fo:font-weight="normal" officeooo:rsid="0b3f114a" officeooo:paragraph-rsid="10f575ea" style:font-weight-asian="normal" style:font-weight-complex="normal"/>
    </style:style>
    <style:style style:name="P26" style:family="paragraph" style:parent-style-name="Standard">
      <style:text-properties fo:font-weight="normal" officeooo:rsid="0b5498de" officeooo:paragraph-rsid="10f575ea" style:font-weight-asian="normal" style:font-weight-complex="normal"/>
    </style:style>
    <style:style style:name="P27" style:family="paragraph" style:parent-style-name="Standard">
      <style:text-properties fo:font-weight="normal" officeooo:rsid="00b5bc53" officeooo:paragraph-rsid="10f575ea" style:font-weight-asian="normal" style:font-weight-complex="normal"/>
    </style:style>
    <style:style style:name="P28" style:family="paragraph" style:parent-style-name="Standard">
      <style:text-properties fo:font-weight="normal" officeooo:rsid="0c05b642" officeooo:paragraph-rsid="10f575ea" style:font-weight-asian="normal" style:font-weight-complex="normal"/>
    </style:style>
    <style:style style:name="P29" style:family="paragraph" style:parent-style-name="Standard">
      <style:text-properties fo:font-weight="normal" officeooo:rsid="0c33bf29" officeooo:paragraph-rsid="10f575ea" style:font-weight-asian="normal" style:font-weight-complex="normal"/>
    </style:style>
    <style:style style:name="P30" style:family="paragraph" style:parent-style-name="Standard">
      <style:text-properties fo:font-weight="normal" officeooo:rsid="0a4aaa0e" officeooo:paragraph-rsid="10f575ea" style:font-weight-asian="normal" style:font-weight-complex="normal"/>
    </style:style>
    <style:style style:name="P31" style:family="paragraph" style:parent-style-name="Standard">
      <style:text-properties fo:font-weight="normal" officeooo:rsid="0adb0f1e" officeooo:paragraph-rsid="10f575ea" style:font-weight-asian="normal" style:font-weight-complex="normal"/>
    </style:style>
    <style:style style:name="P32" style:family="paragraph" style:parent-style-name="Standard">
      <style:text-properties fo:font-weight="normal" officeooo:rsid="0995b7a3" officeooo:paragraph-rsid="10f575ea" style:font-weight-asian="normal" style:font-weight-complex="normal"/>
    </style:style>
    <style:style style:name="P33" style:family="paragraph" style:parent-style-name="Standard">
      <style:text-properties fo:font-weight="normal" officeooo:rsid="036ade4a" officeooo:paragraph-rsid="10f575ea" style:font-weight-asian="normal" style:font-weight-complex="normal"/>
    </style:style>
    <style:style style:name="P34" style:family="paragraph" style:parent-style-name="Standard">
      <style:text-properties fo:font-weight="normal" officeooo:rsid="0020b78a" officeooo:paragraph-rsid="10bf2f04" style:font-weight-asian="normal" style:font-weight-complex="normal"/>
    </style:style>
    <style:style style:name="P35" style:family="paragraph" style:parent-style-name="Standard">
      <style:text-properties fo:font-weight="normal" officeooo:rsid="0058dda6" officeooo:paragraph-rsid="10ff2a0f" style:font-weight-asian="normal" style:font-weight-complex="normal"/>
    </style:style>
    <style:style style:name="P36" style:family="paragraph" style:parent-style-name="Standard">
      <style:text-properties fo:font-weight="normal" officeooo:rsid="074a24d6" officeooo:paragraph-rsid="122656b8" style:font-weight-asian="normal" style:font-weight-complex="normal"/>
    </style:style>
    <style:style style:name="P37" style:family="paragraph" style:parent-style-name="Standard">
      <style:text-properties fo:font-weight="normal" officeooo:rsid="09c29e1f" officeooo:paragraph-rsid="122656b8" style:font-weight-asian="normal" style:font-weight-complex="normal"/>
    </style:style>
    <style:style style:name="P38" style:family="paragraph" style:parent-style-name="Standard">
      <style:text-properties fo:font-weight="normal" officeooo:rsid="00cddacf" officeooo:paragraph-rsid="122656b8" style:font-weight-asian="normal" style:font-weight-complex="normal"/>
    </style:style>
    <style:style style:name="P39" style:family="paragraph" style:parent-style-name="Standard">
      <style:text-properties fo:font-weight="normal" officeooo:rsid="046cff68" officeooo:paragraph-rsid="055290bf" style:font-weight-asian="normal" style:font-weight-complex="normal"/>
    </style:style>
    <style:style style:name="P40" style:family="paragraph" style:parent-style-name="Standard">
      <style:text-properties fo:font-weight="normal" officeooo:rsid="046cff68" officeooo:paragraph-rsid="136ab318" style:font-weight-asian="normal" style:font-weight-complex="normal"/>
    </style:style>
    <style:style style:name="P41" style:family="paragraph" style:parent-style-name="Standard">
      <style:text-properties fo:font-weight="normal" officeooo:rsid="046cff68" officeooo:paragraph-rsid="1100674b" style:font-weight-asian="normal" style:font-weight-complex="normal"/>
    </style:style>
    <style:style style:name="P42" style:family="paragraph" style:parent-style-name="Standard">
      <style:text-properties fo:font-weight="normal" officeooo:rsid="05b3cedb" officeooo:paragraph-rsid="05c4684b" style:font-weight-asian="normal" style:font-weight-complex="normal"/>
    </style:style>
    <style:style style:name="P43" style:family="paragraph" style:parent-style-name="Standard">
      <style:text-properties fo:font-weight="normal" officeooo:rsid="05b3cedb" officeooo:paragraph-rsid="05c7c6cf" style:font-weight-asian="normal" style:font-weight-complex="normal"/>
    </style:style>
    <style:style style:name="P44" style:family="paragraph" style:parent-style-name="Standard">
      <style:text-properties fo:font-weight="normal" officeooo:rsid="05bafdc2" officeooo:paragraph-rsid="05c7c6cf" style:font-weight-asian="normal" style:font-weight-complex="normal"/>
    </style:style>
    <style:style style:name="P45" style:family="paragraph" style:parent-style-name="Standard">
      <style:text-properties fo:font-weight="normal" officeooo:rsid="04a261af" officeooo:paragraph-rsid="111db154" style:font-weight-asian="normal" style:font-weight-complex="normal"/>
    </style:style>
    <style:style style:name="P46" style:family="paragraph" style:parent-style-name="Standard">
      <style:text-properties fo:font-weight="normal" officeooo:rsid="12cb3d04" officeooo:paragraph-rsid="12cb3d04" style:font-weight-asian="normal" style:font-weight-complex="normal"/>
    </style:style>
    <style:style style:name="P47" style:family="paragraph" style:parent-style-name="Standard">
      <style:text-properties fo:font-weight="normal" officeooo:rsid="12cb3d04" officeooo:paragraph-rsid="13c172d1" style:font-weight-asian="normal" style:font-weight-complex="normal"/>
    </style:style>
    <style:style style:name="P48" style:family="paragraph" style:parent-style-name="Standard">
      <style:text-properties fo:font-weight="normal" officeooo:rsid="12cb3d04" officeooo:paragraph-rsid="13d6c2dd" style:font-weight-asian="normal" style:font-weight-complex="normal"/>
    </style:style>
    <style:style style:name="P49" style:family="paragraph" style:parent-style-name="Standard">
      <style:text-properties fo:font-weight="normal" officeooo:rsid="11689fca" officeooo:paragraph-rsid="12d1a579" style:font-weight-asian="normal" style:font-weight-complex="normal"/>
    </style:style>
    <style:style style:name="P50" style:family="paragraph" style:parent-style-name="Standard">
      <style:text-properties fo:font-weight="normal" officeooo:rsid="12c42b19" officeooo:paragraph-rsid="12c42b19" style:font-weight-asian="normal" style:font-weight-complex="normal"/>
    </style:style>
    <style:style style:name="P51" style:family="paragraph" style:parent-style-name="Standard">
      <style:text-properties fo:font-weight="normal" officeooo:rsid="0017decc" officeooo:paragraph-rsid="136ab318" style:font-weight-asian="normal" style:font-weight-complex="normal"/>
    </style:style>
    <style:style style:name="P52" style:family="paragraph" style:parent-style-name="Standard">
      <style:text-properties fo:font-weight="normal" officeooo:rsid="0015ced4" officeooo:paragraph-rsid="136ab318" style:font-weight-asian="normal" style:font-weight-complex="normal"/>
    </style:style>
    <style:style style:name="P53" style:family="paragraph" style:parent-style-name="Standard">
      <style:text-properties fo:font-weight="normal" officeooo:rsid="054bce8c" officeooo:paragraph-rsid="13904b50" style:font-weight-asian="normal" style:font-weight-complex="normal"/>
    </style:style>
    <style:style style:name="P54" style:family="paragraph" style:parent-style-name="Standard">
      <style:text-properties fo:font-weight="normal" officeooo:rsid="13836938" officeooo:paragraph-rsid="13904b50" style:font-weight-asian="normal" style:font-weight-complex="normal"/>
    </style:style>
    <style:style style:name="P55" style:family="paragraph" style:parent-style-name="Standard">
      <style:text-properties fo:font-weight="normal" officeooo:rsid="1367b2d6" officeooo:paragraph-rsid="1367b2d6" style:font-weight-asian="normal" style:font-weight-complex="normal"/>
    </style:style>
    <style:style style:name="P56" style:family="paragraph" style:parent-style-name="Standard">
      <style:text-properties fo:font-weight="normal" officeooo:rsid="13e731f5" officeooo:paragraph-rsid="13ed4869" style:font-weight-asian="normal" style:font-weight-complex="normal"/>
    </style:style>
    <style:style style:name="P57" style:family="paragraph" style:parent-style-name="Standard">
      <style:text-properties fo:font-weight="normal" officeooo:rsid="13d270da" officeooo:paragraph-rsid="13d270da" style:font-weight-asian="normal" style:font-weight-complex="normal"/>
    </style:style>
    <style:style style:name="P58" style:family="paragraph" style:parent-style-name="Standard">
      <style:text-properties officeooo:rsid="004909a9" officeooo:paragraph-rsid="111db154"/>
    </style:style>
    <style:style style:name="P59" style:family="paragraph" style:parent-style-name="Standard">
      <style:text-properties officeooo:rsid="0082c8c8" officeooo:paragraph-rsid="111db154"/>
    </style:style>
    <style:style style:name="P60" style:family="paragraph" style:parent-style-name="Standard">
      <style:text-properties officeooo:rsid="00274fe9" officeooo:paragraph-rsid="10bf2f04"/>
    </style:style>
    <style:style style:name="P61" style:family="paragraph" style:parent-style-name="Standard">
      <style:text-properties officeooo:rsid="00274fe9" officeooo:paragraph-rsid="136ab318"/>
    </style:style>
    <style:style style:name="P62" style:family="paragraph" style:parent-style-name="Standard">
      <style:text-properties style:text-underline-style="none" fo:font-weight="normal" officeooo:rsid="0eb6326b" officeooo:paragraph-rsid="11085755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ed116e4" officeooo:paragraph-rsid="11085755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f150731" officeooo:paragraph-rsid="11085755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f97505f" officeooo:paragraph-rsid="11085755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f97505f" officeooo:paragraph-rsid="122656b8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fef7e94" officeooo:paragraph-rsid="11085755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e2a18d6" officeooo:paragraph-rsid="11085755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fc4c7a5" officeooo:paragraph-rsid="11085755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106c98c7" officeooo:paragraph-rsid="11085755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edd4ccf" officeooo:paragraph-rsid="10f575ea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997cba1" officeooo:paragraph-rsid="10f575ea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98d1073" officeooo:paragraph-rsid="10f575ea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9c0f7d8" officeooo:paragraph-rsid="10f575ea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cd0ed5c" officeooo:paragraph-rsid="11085755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d8fd150" officeooo:paragraph-rsid="11d0d07e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114b3081" officeooo:paragraph-rsid="11d0d07e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f9ab3e7" officeooo:paragraph-rsid="122656b8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f136215" officeooo:paragraph-rsid="11d0d07e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11fed0ce" officeooo:paragraph-rsid="120cd420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117ca3bb" officeooo:paragraph-rsid="122656b8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11689fca" officeooo:paragraph-rsid="122656b8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10da2995" officeooo:paragraph-rsid="11d1b972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10da2995" officeooo:paragraph-rsid="122656b8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11758745" officeooo:paragraph-rsid="122656b8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e863060" officeooo:paragraph-rsid="122656b8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11853835" officeooo:paragraph-rsid="122656b8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ff28c1a" officeooo:paragraph-rsid="122656b8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816e390" officeooo:paragraph-rsid="122656b8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df8bd63" officeooo:paragraph-rsid="122656b8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10dc25ff" officeooo:paragraph-rsid="122656b8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d3be487" officeooo:paragraph-rsid="122656b8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e7e7e6f" officeooo:paragraph-rsid="122656b8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e782bd1" officeooo:paragraph-rsid="122656b8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cddacf" officeooo:paragraph-rsid="122656b8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4909a9" officeooo:paragraph-rsid="12373d4f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115206fd" officeooo:paragraph-rsid="12373d4f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13836938" officeooo:paragraph-rsid="13904b50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12d35213" officeooo:paragraph-rsid="12d35213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13e42990" officeooo:paragraph-rsid="13e42990" style:font-weight-asian="normal" style:font-weight-complex="normal"/>
    </style:style>
    <style:style style:name="P101" style:family="paragraph" style:parent-style-name="Standard">
      <style:text-properties style:text-underline-style="none" fo:font-weight="bold" officeooo:rsid="100333e6" officeooo:paragraph-rsid="122656b8" style:font-weight-asian="bold" style:font-weight-complex="bold"/>
    </style:style>
    <style:style style:name="P102" style:family="paragraph" style:parent-style-name="Standard">
      <style:text-properties officeooo:rsid="0eb47608" officeooo:paragraph-rsid="11085755"/>
    </style:style>
    <style:style style:name="P103" style:family="paragraph" style:parent-style-name="Standard">
      <style:text-properties officeooo:rsid="0eb4a4f5" officeooo:paragraph-rsid="11085755"/>
    </style:style>
    <style:style style:name="P104" style:family="paragraph" style:parent-style-name="Standard">
      <style:text-properties officeooo:rsid="0428c917" officeooo:paragraph-rsid="11085755"/>
    </style:style>
    <style:style style:name="P105" style:family="paragraph" style:parent-style-name="Standard">
      <style:text-properties officeooo:rsid="10a01283" officeooo:paragraph-rsid="11085755"/>
    </style:style>
    <style:style style:name="P106" style:family="paragraph" style:parent-style-name="Standard">
      <style:text-properties officeooo:rsid="115206fd" officeooo:paragraph-rsid="12373d4f"/>
    </style:style>
    <style:style style:name="P107" style:family="paragraph" style:parent-style-name="Standard">
      <style:text-properties officeooo:rsid="036ade4a" officeooo:paragraph-rsid="136ab318"/>
    </style:style>
    <style:style style:name="P108" style:family="paragraph" style:parent-style-name="Standard">
      <style:text-properties officeooo:rsid="036ade4a" officeooo:paragraph-rsid="1100674b"/>
    </style:style>
    <style:style style:name="P109" style:family="paragraph" style:parent-style-name="Standard">
      <style:text-properties fo:font-weight="normal" officeooo:rsid="04a261af" officeooo:paragraph-rsid="111db154" style:font-weight-asian="normal" style:font-weight-complex="normal"/>
    </style:style>
    <style:style style:name="T1" style:family="text">
      <style:text-properties officeooo:rsid="001d1c22"/>
    </style:style>
    <style:style style:name="T2" style:family="text">
      <style:text-properties officeooo:rsid="002c864d"/>
    </style:style>
    <style:style style:name="T3" style:family="text">
      <style:text-properties officeooo:rsid="008de0e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b00649" style:font-weight-asian="normal" style:font-weight-complex="normal"/>
    </style:style>
    <style:style style:name="T6" style:family="text">
      <style:text-properties fo:font-weight="normal" officeooo:rsid="04373110" style:font-weight-asian="normal" style:font-weight-complex="normal"/>
    </style:style>
    <style:style style:name="T7" style:family="text">
      <style:text-properties fo:font-weight="normal" officeooo:rsid="04573e03" style:font-weight-asian="normal" style:font-weight-complex="normal"/>
    </style:style>
    <style:style style:name="T8" style:family="text">
      <style:text-properties fo:font-weight="normal" officeooo:rsid="0020b78a" style:font-weight-asian="normal" style:font-weight-complex="normal"/>
    </style:style>
    <style:style style:name="T9" style:family="text">
      <style:text-properties fo:font-weight="normal" officeooo:rsid="046cff68" style:font-weight-asian="normal" style:font-weight-complex="normal"/>
    </style:style>
    <style:style style:name="T10" style:family="text">
      <style:text-properties fo:font-weight="normal" officeooo:rsid="10bcc115" style:font-weight-asian="normal" style:font-weight-complex="normal"/>
    </style:style>
    <style:style style:name="T11" style:family="text">
      <style:text-properties fo:font-weight="normal" officeooo:rsid="058fddf3" style:font-weight-asian="normal" style:font-weight-complex="normal"/>
    </style:style>
    <style:style style:name="T12" style:family="text">
      <style:text-properties fo:font-weight="normal" officeooo:rsid="054bce8c" style:font-weight-asian="normal" style:font-weight-complex="normal"/>
    </style:style>
    <style:style style:name="T13" style:family="text">
      <style:text-properties fo:font-weight="normal" officeooo:rsid="04a261af" style:font-weight-asian="normal" style:font-weight-complex="normal"/>
    </style:style>
    <style:style style:name="T14" style:family="text">
      <style:text-properties officeooo:rsid="00b97083"/>
    </style:style>
    <style:style style:name="T15" style:family="text">
      <style:text-properties officeooo:rsid="014b09bc"/>
    </style:style>
    <style:style style:name="T16" style:family="text">
      <style:text-properties officeooo:rsid="014e3fb8"/>
    </style:style>
    <style:style style:name="T17" style:family="text">
      <style:text-properties officeooo:rsid="0158dfb2"/>
    </style:style>
    <style:style style:name="T18" style:family="text">
      <style:text-properties officeooo:rsid="03b4d24a"/>
    </style:style>
    <style:style style:name="T19" style:family="text">
      <style:text-properties officeooo:rsid="03f7d347"/>
    </style:style>
    <style:style style:name="T20" style:family="text">
      <style:text-properties officeooo:rsid="044b77d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420a7b4" style:font-weight-asian="bold" style:font-weight-complex="bold"/>
    </style:style>
    <style:style style:name="T23" style:family="text">
      <style:text-properties fo:font-weight="bold" officeooo:rsid="084af225" style:font-weight-asian="bold" style:font-weight-complex="bold"/>
    </style:style>
    <style:style style:name="T24" style:family="text">
      <style:text-properties fo:font-weight="bold" officeooo:rsid="004909a9" style:font-weight-asian="bold" style:font-weight-complex="bold"/>
    </style:style>
    <style:style style:name="T25" style:family="text">
      <style:text-properties officeooo:rsid="05b8de8c"/>
    </style:style>
    <style:style style:name="T26" style:family="text">
      <style:text-properties officeooo:rsid="05c550f8"/>
    </style:style>
    <style:style style:name="T27" style:family="text">
      <style:text-properties officeooo:rsid="002538db"/>
    </style:style>
    <style:style style:name="T28" style:family="text">
      <style:text-properties officeooo:rsid="066d3f8a"/>
    </style:style>
    <style:style style:name="T29" style:family="text">
      <style:text-properties officeooo:rsid="06abe5da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a3ab35e"/>
    </style:style>
    <style:style style:name="T32" style:family="text">
      <style:text-properties style:text-underline-style="none" officeooo:rsid="0bed6560"/>
    </style:style>
    <style:style style:name="T33" style:family="text">
      <style:text-properties style:text-underline-style="none" officeooo:rsid="0ee6efe4"/>
    </style:style>
    <style:style style:name="T34" style:family="text">
      <style:text-properties style:text-underline-style="none" officeooo:rsid="0bed9e50"/>
    </style:style>
    <style:style style:name="T35" style:family="text">
      <style:text-properties style:text-underline-style="none" officeooo:rsid="0ee9be92"/>
    </style:style>
    <style:style style:name="T36" style:family="text">
      <style:text-properties style:text-underline-style="none" officeooo:rsid="0ea5fa5e"/>
    </style:style>
    <style:style style:name="T37" style:family="text">
      <style:text-properties style:text-underline-style="none" officeooo:rsid="1038e4c2"/>
    </style:style>
    <style:style style:name="T38" style:family="text">
      <style:text-properties style:text-underline-style="none" officeooo:rsid="116a24d5"/>
    </style:style>
    <style:style style:name="T39" style:family="text">
      <style:text-properties style:text-underline-style="none" officeooo:rsid="118b04f2"/>
    </style:style>
    <style:style style:name="T40" style:family="text">
      <style:text-properties style:text-underline-style="none" officeooo:rsid="11f11c40"/>
    </style:style>
    <style:style style:name="T41" style:family="text">
      <style:text-properties style:text-underline-style="none" officeooo:rsid="1214dabc"/>
    </style:style>
    <style:style style:name="T42" style:family="text">
      <style:text-properties officeooo:rsid="099c2f14"/>
    </style:style>
    <style:style style:name="T43" style:family="text">
      <style:text-properties officeooo:rsid="099f1bd5"/>
    </style:style>
    <style:style style:name="T44" style:family="text">
      <style:text-properties officeooo:rsid="099fd259"/>
    </style:style>
    <style:style style:name="T45" style:family="text">
      <style:text-properties officeooo:rsid="09aaf48c"/>
    </style:style>
    <style:style style:name="T46" style:family="text">
      <style:text-properties officeooo:rsid="0b52c6dc"/>
    </style:style>
    <style:style style:name="T47" style:family="text">
      <style:text-properties officeooo:rsid="0c302606"/>
    </style:style>
    <style:style style:name="T48" style:family="text">
      <style:text-properties officeooo:rsid="0d63d4e3"/>
    </style:style>
    <style:style style:name="T49" style:family="text">
      <style:text-properties officeooo:rsid="0d93fb53"/>
    </style:style>
    <style:style style:name="T50" style:family="text">
      <style:text-properties officeooo:rsid="0ed6fd86"/>
    </style:style>
    <style:style style:name="T51" style:family="text">
      <style:text-properties officeooo:rsid="0f0c9a50"/>
    </style:style>
    <style:style style:name="T52" style:family="text">
      <style:text-properties officeooo:rsid="0f5f849e"/>
    </style:style>
    <style:style style:name="T53" style:family="text">
      <style:text-properties officeooo:rsid="10074c3d"/>
    </style:style>
    <style:style style:name="T54" style:family="text">
      <style:text-properties officeooo:rsid="10fbd243"/>
    </style:style>
    <style:style style:name="T55" style:family="text">
      <style:text-properties officeooo:rsid="00d16a59"/>
    </style:style>
    <style:style style:name="T56" style:family="text">
      <style:text-properties officeooo:rsid="00cee934"/>
    </style:style>
    <style:style style:name="T57" style:family="text">
      <style:text-properties officeooo:rsid="00cfcb11"/>
    </style:style>
    <style:style style:name="T58" style:family="text">
      <style:text-properties officeooo:rsid="00d5e3aa"/>
    </style:style>
    <style:style style:name="T59" style:family="text">
      <style:text-properties officeooo:rsid="112a5ac3"/>
    </style:style>
    <style:style style:name="T60" style:family="text">
      <style:text-properties officeooo:rsid="114b3081"/>
    </style:style>
    <style:style style:name="T61" style:family="text">
      <style:text-properties officeooo:rsid="114d40ea"/>
    </style:style>
    <style:style style:name="T62" style:family="text">
      <style:text-properties officeooo:rsid="11786693"/>
    </style:style>
    <style:style style:name="T63" style:family="text">
      <style:text-properties officeooo:rsid="118e8458"/>
    </style:style>
    <style:style style:name="T64" style:family="text">
      <style:text-properties officeooo:rsid="1190b3dd"/>
    </style:style>
    <style:style style:name="T65" style:family="text">
      <style:text-properties officeooo:rsid="046cff68"/>
    </style:style>
    <style:style style:name="T66" style:family="text">
      <style:text-properties officeooo:rsid="124cf202"/>
    </style:style>
    <style:style style:name="T67" style:family="text">
      <style:text-properties officeooo:rsid="12d6fb08"/>
    </style:style>
    <style:style style:name="T68" style:family="text">
      <style:text-properties officeooo:rsid="12fcc2ed"/>
    </style:style>
    <style:style style:name="T69" style:family="text">
      <style:text-properties officeooo:rsid="130de14e"/>
    </style:style>
    <style:style style:name="T70" style:family="text">
      <style:text-properties officeooo:rsid="1318a7c4"/>
    </style:style>
    <style:style style:name="T71" style:family="text">
      <style:text-properties officeooo:rsid="136d29b6"/>
    </style:style>
    <style:style style:name="T72" style:family="text">
      <style:text-properties officeooo:rsid="054bce8c"/>
    </style:style>
    <style:style style:name="T73" style:family="text">
      <style:text-properties officeooo:rsid="1385658f"/>
    </style:style>
    <style:style style:name="T74" style:family="text">
      <style:text-properties officeooo:rsid="138f3116"/>
    </style:style>
    <style:style style:name="T75" style:family="text">
      <style:text-properties officeooo:rsid="139243bd"/>
    </style:style>
    <style:style style:name="T76" style:family="text">
      <style:text-properties officeooo:rsid="13948b6b"/>
    </style:style>
    <style:style style:name="T77" style:family="text">
      <style:text-properties officeooo:rsid="13c172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utorials for Youtube</text:p>
      <text:p text:style-name="P17"/>
      <text:p text:style-name="P7">Categories</text:p>
      <text:p text:style-name="P18"><text:span text:style-name="T18">Grocery, Food, </text:span>Electrical, Hardware, <text:span text:style-name="T18">Electronics, Computer and Mobiles</text:span></text:p>
      <text:p text:style-name="P8"/>
      <text:p text:style-name="P8">Sample Markets</text:p>
      <text:p text:style-name="P42">Daily Essentials, Farmers Garden, </text:p>
      <text:p text:style-name="P43"><text:span text:style-name="T26">Electrical &amp; Hardware – </text:span>Electrical-<text:span text:style-name="T25">Hardware-</text:span>electronics-computer,</text:p>
      <text:p text:style-name="P44">Medical Market</text:p>
      <text:p text:style-name="P44"/>
      <text:p text:style-name="P108"><text:span text:style-name="T11">Add </text:span><text:span text:style-name="T4">Sample Markets and apply to government, </text:span><text:span text:style-name="T12">NRAI</text:span></text:p>
      <text:p text:style-name="P41"/>
      <text:p text:style-name="P12"><text:span text:style-name="T65">S</text:span>taff Requirements</text:p>
      <text:p text:style-name="P12"/>
      <text:p text:style-name="P55">Digital Marketer, Graphic Desiger, Support</text:p>
      <text:p text:style-name="P57">Website, FB Page, </text:p>
      <text:p text:style-name="P56">discord, slack , radio, tv channel, reddit, youtube</text:p>
      <text:p text:style-name="P50"/>
      <text:p text:style-name="P13"/>
      <text:p text:style-name="P13">Non-Technical <text:span text:style-name="T71">Pending</text:span></text:p>
      <text:p text:style-name="P48"><text:span text:style-name="T77">Brand </text:span><text:span text:style-name="T67">Trademark (Optional)</text:span></text:p>
      <text:p text:style-name="P46">License Agreement <text:span text:style-name="T70">for market admins</text:span></text:p>
      <text:p text:style-name="P47"><text:span text:style-name="T67">Source Code </text:span>Copyright </text:p>
      <text:p text:style-name="P46"/>
      <text:p text:style-name="P49"><text:span text:style-name="T38">Video Tutorials on Youtube </text:span><text:span text:style-name="T39">f</text:span><text:span text:style-name="T40">or Market </text:span><text:span text:style-name="T41">Admins</text:span></text:p>
      <text:p text:style-name="P99">Printed Materials for Market Admins</text:p>
      <text:p text:style-name="P100">Website, FB Page, Videos, Youtube Channel</text:p>
      <text:p text:style-name="P39"/>
      <text:p text:style-name="P39"/>
      <text:p text:style-name="P11"><text:span text:style-name="T65">R</text:span>equired Changes</text:p>
      <text:p text:style-name="P11"/>
      <text:p text:style-name="P80">Automate server updates <text:span text:style-name="T66">and container management </text:span><text:span text:style-name="T68">[Done]</text:span></text:p>
      <text:p text:style-name="P79">Order Status Track<text:span text:style-name="T60">er in order detail</text:span></text:p>
      <text:p text:style-name="P76">Show market helpline <text:span text:style-name="T61">and support options </text:span>in <text:span text:style-name="T49">order detail </text:span><text:span text:style-name="T75">and Profile Screen</text:span></text:p>
      <text:p text:style-name="P77"><text:span text:style-name="T76">S</text:span>how delivery boy in order detail</text:p>
      <text:p text:style-name="P77"/>
      <text:p text:style-name="P83">Prompt User to Submit Email – if he signed up with SMS</text:p>
      <text:p text:style-name="P97">Generate Subscription billing <text:span text:style-name="T69">[Not Required]</text:span></text:p>
      <text:p text:style-name="P97"/>
      <text:p text:style-name="P53"><text:soft-page-break/></text:p>
      <text:p text:style-name="P15"><text:span text:style-name="T72">I</text:span>nstructions for Market Admin<text:span text:style-name="T74">s</text:span></text:p>
      <text:p text:style-name="P54"/>
      <text:p text:style-name="P54">- Upload Good Quality Item pictures</text:p>
      <text:p text:style-name="P54">- Shop Logos in Proper Format</text:p>
      <text:p text:style-name="P98">- <text:span text:style-name="T73">Upload only best selling items</text:span></text:p>
      <text:p text:style-name="P96"/>
      <text:p text:style-name="P96"/>
      <text:p text:style-name="P106"><text:span text:style-name="T24">Technical </text:span><text:span text:style-name="T23">Architecture </text:span><text:span text:style-name="T24">Improvements</text:span></text:p>
      <text:p text:style-name="P16">- <text:span text:style-name="T17">password recycler intent activity</text:span></text:p>
      <text:p text:style-name="P58">- <text:span text:style-name="T20">improved </text:span>app Navigation <text:span text:style-name="T20">with Deep links</text:span></text:p>
      <text:p text:style-name="P58">- Kotlin and use MVVM</text:p>
      <text:p text:style-name="P58">- <text:span text:style-name="T15">Explore API migeration to Hasura</text:span></text:p>
      <text:p text:style-name="P58">- <text:span text:style-name="T16">API Cleanup</text:span></text:p>
      <text:p text:style-name="P59">- Add <text:span text:style-name="T3">these </text:span>tables</text:p>
      <text:p text:style-name="P59"><text:s text:c="2"/>- Notifications and Messages</text:p>
      <text:p text:style-name="P59">- Preferences</text:p>
      <text:p text:style-name="P59"><text:span text:style-name="T8">- </text:span><text:span text:style-name="T13">Add TLS encryption</text:span></text:p>
      <text:p text:style-name="P45"/>
      <text:p text:style-name="P14"/>
      <text:p text:style-name="P61"><text:span text:style-name="T22">Major </text:span><text:span text:style-name="T21">Features Pending</text:span></text:p>
      <text:p text:style-name="P5">- <text:span text:style-name="T1">Delivery by Market </text:span><text:span text:style-name="T45">[fixed]</text:span></text:p>
      <text:p text:style-name="P51">- Payment gateway <text:span text:style-name="T48">[Fixed]</text:span></text:p>
      <text:p text:style-name="P40">- copy items from one market to another</text:p>
      <text:p text:style-name="P5"/>
      <text:p text:style-name="P52">- Delivery Slot and Order Item aggregator for shop</text:p>
      <text:p text:style-name="P20">- Improved Search with Search Suggestions</text:p>
      <text:p text:style-name="P107"><text:span text:style-name="T13">- Private Item</text:span><text:span text:style-name="T9">s catalogue ( Enable Food Delivery)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01"><text:soft-page-break/>Essentials <text:span text:style-name="T59">Changes</text:span></text:p>
      <text:p text:style-name="P101"/>
      <text:p text:style-name="P85">Create Better Demo – new instance with more items, white theme, button theme, single vendor demo, <text:span text:style-name="T62">direct login using OTP</text:span></text:p>
      <text:p text:style-name="P85"/>
      <text:p text:style-name="P36">filters for HD inventory, PFS inventory and Order History</text:p>
      <text:p text:style-name="P37">Delivery Boy Salary Calculation</text:p>
      <text:p text:style-name="P86">Redeliver option for returned orders</text:p>
      <text:p text:style-name="P85"/>
      <text:p text:style-name="P81"/>
      <text:p text:style-name="P87">Admin Panel and Ios app</text:p>
      <text:p text:style-name="P82">Create API Documentation</text:p>
      <text:p text:style-name="P88"/>
      <text:p text:style-name="P88">Comission Calculation</text:p>
      <text:p text:style-name="P78"/>
      <text:p text:style-name="P66">Send Push Notification – Push Notification Composer <text:span text:style-name="T64">[Done]</text:span></text:p>
      <text:p text:style-name="P89">Push Notification <text:span text:style-name="T42">Improvements – </text:span><text:span text:style-name="T51">clicking on notification opens screen</text:span></text:p>
      <text:p text:style-name="P90">Delivery Person Gets Notification <text:span text:style-name="T63">[Done]</text:span></text:p>
      <text:p text:style-name="P84"/>
      <text:p text:style-name="P91">Referral Scheme</text:p>
      <text:p text:style-name="P92"/>
      <text:p text:style-name="P92">Write RazorPay Tutorial, </text:p>
      <text:p text:style-name="P93">Update Developer Guide with Installation tutorials <text:span text:style-name="T50">and google service</text:span></text:p>
      <text:p text:style-name="P94">Invoice and License Aggregement</text:p>
      <text:p text:style-name="P38"/>
      <text:p text:style-name="P38">Add a note to the customer after Place Order – </text:p>
      <text:p text:style-name="P95"><text:span text:style-name="T55">[</text:span><text:span text:style-name="T56">If you do not receive order confirmation within 5 minutes – please call the delivery helpline of the Shop to ensure </text:span><text:span text:style-name="T57">prompt </text:span><text:span text:style-name="T58">&amp; </text:span><text:span text:style-name="T56">faster Delivery of your order. </text:span><text:span text:style-name="T55">]</text:span></text:p>
      <text:p text:style-name="P95"/>
      <text:p text:style-name="P4"/>
      <text:p text:style-name="P2"/>
      <text:p text:style-name="P9">Feature Requests</text:p>
      <text:p text:style-name="P9"/>
      <text:p text:style-name="P102">Admin Panel </text:p>
      <text:p text:style-name="P105">Sales Report in Admin Panel</text:p>
      <text:p text:style-name="P103">Wallet <text:span text:style-name="T52">and Pay using Wallet</text:span></text:p>
      <text:p text:style-name="P62">Referral Credit</text:p>
      <text:p text:style-name="P104">Find Shop by Scan Code</text:p>
      <text:p text:style-name="P63"><text:soft-page-break/>Generate Invoice</text:p>
      <text:p text:style-name="P68">Email Templates</text:p>
      <text:p text:style-name="P65"/>
      <text:p text:style-name="P64">Order Tracking on Map</text:p>
      <text:p text:style-name="P69">Store Timings</text:p>
      <text:p text:style-name="P70">Show app Logo for 2 seconds in startup</text:p>
      <text:p text:style-name="P68"/>
      <text:p text:style-name="P67">Discounted Price <text:span text:style-name="T53">through Admin</text:span></text:p>
      <text:p text:style-name="P21"><text:span text:style-name="T30">Customer Note <text:s/>/ </text:span><text:span text:style-name="T37">Delivery hours notice</text:span></text:p>
      <text:p text:style-name="P75">Shop Keeper Note</text:p>
      <text:p text:style-name="P2"/>
      <text:p text:style-name="P2"/>
      <text:p text:style-name="P2"/>
      <text:p text:style-name="P10"><text:span text:style-name="T54">Feature </text:span>Suggestions</text:p>
      <text:p text:style-name="P10"/>
      <text:p text:style-name="P24"><text:span text:style-name="T32">Tutorials </text:span><text:span text:style-name="T33">for</text:span><text:span text:style-name="T32"> </text:span><text:span text:style-name="T34">Delivery Boy, </text:span><text:span text:style-name="T35">staff</text:span><text:span text:style-name="T34"> </text:span><text:span text:style-name="T36">and wherever applicable</text:span></text:p>
      <text:p text:style-name="P10"/>
      <text:p text:style-name="P22">- Order Editor – Edit order by shop keeper</text:p>
      <text:p text:style-name="P3">- <text:span text:style-name="T2">Discount coupons </text:span></text:p>
      <text:p text:style-name="P3">- <text:span text:style-name="T1">item subscriptions</text:span></text:p>
      <text:p text:style-name="P1">- <text:span text:style-name="T29">UI Improvements – Use code from Codecanyon, dribble &amp; uplabs</text:span></text:p>
      <text:p text:style-name="P60"><text:span text:style-name="T4">- </text:span><text:span text:style-name="T5">Filter Items by Item Brand or Cuisine</text:span></text:p>
      <text:p text:style-name="P60"><text:span text:style-name="T5">- </text:span><text:span text:style-name="T6">Multiple layouts for Vendors </text:span><text:span text:style-name="T10">and vendors</text:span><text:span text:style-name="T6"> choose default item layout</text:span></text:p>
      <text:p text:style-name="P1"><text:span text:style-name="T7">- </text:span><text:span text:style-name="T8">market analytics and shop analytics</text:span></text:p>
      <text:p text:style-name="P34"/>
      <text:p text:style-name="P25"><text:span text:style-name="T46">Issue : </text:span>Figure out network crash bug – crash on low network</text:p>
      <text:p text:style-name="P26">Issue : User Account approved in API</text:p>
      <text:p text:style-name="P71"/>
      <text:p text:style-name="P27">Share your shop <text:span text:style-name="T14">feature – deep link for shop home</text:span></text:p>
      <text:p text:style-name="P23"/>
      <text:p text:style-name="P28">Item Duplication Prevention <text:span text:style-name="T47">using Name Suggest</text:span></text:p>
      <text:p text:style-name="P29">Item Duplication Prevention using Barcode</text:p>
      <text:p text:style-name="P72">Search Using Barcode – Items Database</text:p>
      <text:p text:style-name="P30"/>
      <text:p text:style-name="P31">Market Admin Gets Notification when new Shop Registers</text:p>
      <text:p text:style-name="P32"><text:span text:style-name="T30">Order rating </text:span><text:span text:style-name="T31">&amp; Order Item Rating</text:span></text:p>
      <text:p text:style-name="P73"><text:span text:style-name="T43">Remove </text:span><text:span text:style-name="T44">staff</text:span><text:span text:style-name="T43"> from shop or market</text:span></text:p>
      <text:p text:style-name="P74">More Integrations for SMS</text:p>
      <text:p text:style-name="P19"/>
      <text:p text:style-name="P19"><text:soft-page-break/><text:span text:style-name="T28">O</text:span><text:span text:style-name="T27">nly few permitted shops (permitted by market admin) can add items to database</text:span></text:p>
      <text:p text:style-name="P19"/>
      <text:p text:style-name="P33">Bottom Bar <text:span text:style-name="T19">Colored Indicators</text:span></text:p>
      <text:p text:style-name="P35">minimum order amou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2T19:21:49.828755534</meta:creation-date>
    <meta:generator>LibreOffice/6.4.6.2$Linux_X86_64 LibreOffice_project/40$Build-2</meta:generator>
    <dc:date>2020-11-10T11:54:54.082624274</dc:date>
    <meta:editing-duration>P43DT21H32M17S</meta:editing-duration>
    <meta:editing-cycles>1833</meta:editing-cycles>
    <meta:document-statistic meta:table-count="0" meta:image-count="0" meta:object-count="0" meta:page-count="5" meta:paragraph-count="100" meta:word-count="560" meta:character-count="3633" meta:non-whitespace-character-count="3151"/>
  </office:meta>
</office:document-meta>
</file>